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0000000E6206834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ff420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size="16pt" style:font-size-asian="16pt" style:font-size-complex="16pt"/>
    </style:style>
    <style:style style:name="P4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429cm" svg:height="6.084cm" svg:x="8.341cm" svg:y="7.458cm">
          <draw:image xlink:href="Pictures/10000000000001B0000000E62068347E.png" xlink:type="simple" xlink:show="embed" xlink:actuate="onLoad">
            <text:p/>
          </draw:image>
        </draw:frame>
        <draw:custom-shape draw:style-name="gr2" draw:text-style-name="P2" draw:layer="layout" svg:width="7cm" svg:height="2.34cm" svg:x="8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8cm" svg:height="0.807cm" svg:x="11cm" svg:y="13.393cm">
          <text:list text:style-name="L1">
            <text:list-header>
              <text:p text:style-name="P3"><text:span text:style-name="T1">Jet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4cm" svg:height="0.807cm" svg:x="16.8cm" svg:y="13.4cm">
          <text:list text:style-name="L1">
            <text:list-header>
              <text:p text:style-name="P3"><text:span text:style-name="T1">Fusek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17.8cm" svg:y1="13.4cm" svg:x2="17.8cm" svg:y2="12.6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28T13:54:20</meta:creation-date>
    <dc:date>2013-02-28T14:01:48</dc:date>
    <dc:creator>Mikel Aranguren</dc:creator>
    <meta:editing-duration>P0D</meta:editing-duration>
    <meta:editing-cycles>1</meta:editing-cycles>
    <meta:document-statistic meta:object-count="28"/>
    <meta:generator>LibreOffice/3.5$Linux_X86_64 LibreOffice_project/350m1$Build-2</meta:generator>
  </office:meta>
</office:document-meta>
</file>